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654in"/>
    </style:style>
    <style:style style:name="co5" style:family="table-column">
      <style:table-column-properties fo:break-before="auto" style:column-width="1.9409in"/>
    </style:style>
    <style:style style:name="co6" style:family="table-column">
      <style:table-column-properties fo:break-before="auto" style:column-width="3.1098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decision tre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ýchozí</text:p>
          </table:table-cell>
          <table:table-cell table:style-name="ce1"/>
          <table:table-cell table:style-name="ce3"/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8354" calcext:value-type="float">
            <text:p>128354</text:p>
          </table:table-cell>
          <table:table-cell office:value-type="float" office:value="60290" calcext:value-type="float">
            <text:p>60290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572236" calcext:value-type="float">
            <text:p>4572236</text:p>
          </table:table-cell>
          <table:table-cell office:value-type="float" office:value="46268" calcext:value-type="float">
            <text:p>46268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116776" calcext:value-type="float">
            <text:p>116776</text:p>
          </table:table-cell>
          <table:table-cell office:value-type="float" office:value="13866" calcext:value-type="float">
            <text:p>13866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655" calcext:value-type="float">
            <text:p>1655</text:p>
          </table:table-cell>
          <table:table-cell office:value-type="float" office:value="9586" calcext:value-type="float">
            <text:p>9586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3]+[.B4])/([.B3]+[.B4]+[.B5]+[.B6])" office:value-type="float" office:value="0.975424261483816" calcext:value-type="float">
            <text:p>0.975424261483816</text:p>
          </table:table-cell>
          <table:table-cell table:formula="of:=([.C3]+[.C4])/([.C3]+[.C4]+[.C5]+[.C6])" office:value-type="float" office:value="0.819613875855703" calcext:value-type="float">
            <text:p>0.819613875855703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3]/([.B3]+[.B5])" office:value-type="float" office:value="0.523616040468323" calcext:value-type="float">
            <text:p>0.523616040468323</text:p>
          </table:table-cell>
          <table:table-cell table:formula="of:=[.C3]/([.C3]+[.C5])" office:value-type="float" office:value="0.813015804520201" calcext:value-type="float">
            <text:p>0.813015804520201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3]/([.B3]+[.B6])" office:value-type="float" office:value="0.987270112069165" calcext:value-type="float">
            <text:p>0.987270112069165</text:p>
          </table:table-cell>
          <table:table-cell table:formula="of:=[.C3]/([.C3]+[.C6])" office:value-type="float" office:value="0.86281412788368" calcext:value-type="float">
            <text:p>0.86281412788368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8]*[.B9])/([.B8]+[.B9])" office:value-type="float" office:value="0.684301019088924" calcext:value-type="float">
            <text:p>0.684301019088924</text:p>
          </table:table-cell>
          <table:table-cell table:formula="of:=(2*[.C8]*[.C9])/([.C8]+[.C9])" office:value-type="float" office:value="0.837175072206177" calcext:value-type="float">
            <text:p>0.83717507220617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axDepth: 5</text:p>
          </table:table-cell>
          <table:table-cell/>
          <table:table-cell table:style-name="ce2"/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3162" calcext:value-type="float">
            <text:p>123162</text:p>
          </table:table-cell>
          <table:table-cell office:value-type="float" office:value="63788" calcext:value-type="float">
            <text:p>63788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615657" calcext:value-type="float">
            <text:p>4615657</text:p>
          </table:table-cell>
          <table:table-cell office:value-type="float" office:value="36875" calcext:value-type="float">
            <text:p>36875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73355" calcext:value-type="float">
            <text:p>73355</text:p>
          </table:table-cell>
          <table:table-cell office:value-type="float" office:value="23259" calcext:value-type="float">
            <text:p>23259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6847" calcext:value-type="float">
            <text:p>6847</text:p>
          </table:table-cell>
          <table:table-cell office:value-type="float" office:value="6088" calcext:value-type="float">
            <text:p>6088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15]+[.B16])/([.B15]+[.B16]+[.B17]+[.B18])" office:value-type="float" office:value="0.983357200560031" calcext:value-type="float">
            <text:p>0.983357200560031</text:p>
          </table:table-cell>
          <table:table-cell table:formula="of:=([.C15]+[.C16])/([.C15]+[.C16]+[.C17]+[.C18])" office:value-type="float" office:value="0.77427120990693" calcext:value-type="float">
            <text:p>0.77427120990693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15]/([.B15]+[.B17])" office:value-type="float" office:value="0.626724405522169" calcext:value-type="float">
            <text:p>0.626724405522169</text:p>
          </table:table-cell>
          <table:table-cell table:formula="of:=[.C15]/([.C15]+[.C17])" office:value-type="float" office:value="0.732799522097258" calcext:value-type="float">
            <text:p>0.732799522097258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15]/([.B15]+[.B18])" office:value-type="float" office:value="0.947334415309709" calcext:value-type="float">
            <text:p>0.947334415309709</text:p>
          </table:table-cell>
          <table:table-cell table:formula="of:=[.C15]/([.C15]+[.C18])" office:value-type="float" office:value="0.912874234358006" calcext:value-type="float">
            <text:p>0.912874234358006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20]*[.B21])/([.B20]+[.B21])" office:value-type="float" office:value="0.754377905587916" calcext:value-type="float">
            <text:p>0.754377905587916</text:p>
          </table:table-cell>
          <table:table-cell table:formula="of:=(2*[.C20]*[.C21])/([.C20]+[.C21])" office:value-type="float" office:value="0.812984712247408" calcext:value-type="float">
            <text:p>0.81298471224740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axDepth: 10</text:p>
          </table:table-cell>
          <table:table-cell/>
          <table:table-cell table:style-name="ce2"/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6646" calcext:value-type="float">
            <text:p>126646</text:p>
          </table:table-cell>
          <table:table-cell office:value-type="float" office:value="60447" calcext:value-type="float">
            <text:p>60447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567151" calcext:value-type="float">
            <text:p>4567151</text:p>
          </table:table-cell>
          <table:table-cell office:value-type="float" office:value="43941" calcext:value-type="float">
            <text:p>43941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121861" calcext:value-type="float">
            <text:p>121861</text:p>
          </table:table-cell>
          <table:table-cell office:value-type="float" office:value="16193" calcext:value-type="float">
            <text:p>16193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3363" calcext:value-type="float">
            <text:p>3363</text:p>
          </table:table-cell>
          <table:table-cell office:value-type="float" office:value="9429" calcext:value-type="float">
            <text:p>9429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27]+[.B28])/([.B27]+[.B28]+[.B29]+[.B30])" office:value-type="float" office:value="0.974014639072957" calcext:value-type="float">
            <text:p>0.974014639072957</text:p>
          </table:table-cell>
          <table:table-cell table:formula="of:=([.C27]+[.C28])/([.C27]+[.C28]+[.C29]+[.C30])" office:value-type="float" office:value="0.802922852088301" calcext:value-type="float">
            <text:p>0.802922852088301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27]/([.B27]+[.B29])" office:value-type="float" office:value="0.509627495402544" calcext:value-type="float">
            <text:p>0.509627495402544</text:p>
          </table:table-cell>
          <table:table-cell table:formula="of:=[.C27]/([.C27]+[.C29])" office:value-type="float" office:value="0.788713465553236" calcext:value-type="float">
            <text:p>0.788713465553236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27]/([.B27]+[.B30])" office:value-type="float" office:value="0.974132560053535" calcext:value-type="float">
            <text:p>0.974132560053535</text:p>
          </table:table-cell>
          <table:table-cell table:formula="of:=[.C27]/([.C27]+[.C30])" office:value-type="float" office:value="0.865060965138245" calcext:value-type="float">
            <text:p>0.865060965138245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32]*[.B33])/([.B32]+[.B33])" office:value-type="float" office:value="0.66917118430925" calcext:value-type="float">
            <text:p>0.66917118430925</text:p>
          </table:table-cell>
          <table:table-cell table:formula="of:=(2*[.C32]*[.C33])/([.C32]+[.C33])" office:value-type="float" office:value="0.825124901034699" calcext:value-type="float">
            <text:p>0.825124901034699</text:p>
          </table:table-cell>
        </table:table-row>
        <table:table-row table:style-name="ro1" table:number-rows-repeated="104854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daboost&lt;perceptron&gt;" table:style-name="ta1">
        <table:table-column table:style-name="co4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Výchozí</text:p>
          </table:table-cell>
          <table:table-cell table:style-name="ce1"/>
          <table:table-cell table:style-name="ce3"/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688995" calcext:value-type="float">
            <text:p>4688995</text:p>
          </table:table-cell>
          <table:table-cell office:value-type="float" office:value="60133" calcext:value-type="float">
            <text:p>60133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30007" calcext:value-type="float">
            <text:p>130007</text:p>
          </table:table-cell>
          <table:table-cell office:value-type="float" office:value="69876" calcext:value-type="float">
            <text:p>69876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3]+[.B4])/([.B3]+[.B4]+[.B5]+[.B6])" office:value-type="float" office:value="0.973018586140214" calcext:value-type="float">
            <text:p>0.973018586140214</text:p>
          </table:table-cell>
          <table:table-cell table:formula="of:=([.C4]+[.C4])/([.C4]+[.C4]+[.C5]+[.C6])" office:value-type="float" office:value="0.632502905707809" calcext:value-type="float">
            <text:p>0.632502905707809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3]/([.B3]+[.B5])" office:value-type="float" office:value="0.105263157894737" calcext:value-type="float">
            <text:p>0.105263157894737</text:p>
          </table:table-cell>
          <table:table-cell table:formula="of:=[.C4]/([.C4]+[.C5])" office:value-type="float" office:value="0.999983370472611" calcext:value-type="float">
            <text:p>0.999983370472611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3]/([.B3]+[.B6])" office:value-type="float" office:value="0.0000153835503695898" calcext:value-type="float">
            <text:p>1.53835503695898E-05</text:p>
          </table:table-cell>
          <table:table-cell table:formula="of:=[.C4]/([.C4]+[.C6])" office:value-type="float" office:value="0.462529517187272" calcext:value-type="float">
            <text:p>0.462529517187272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8]*[.B9])/([.B8]+[.B9])" office:value-type="float" office:value="0.0000307626049773895" calcext:value-type="float">
            <text:p>3.07626049773895E-05</text:p>
          </table:table-cell>
          <table:table-cell table:formula="of:=(2*[.C8]*[.C9])/([.C8]+[.C9])" office:value-type="float" office:value="0.632502905707809" calcext:value-type="float">
            <text:p>0.63250290570780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axIterations: 20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688995" calcext:value-type="float">
            <text:p>4688995</text:p>
          </table:table-cell>
          <table:table-cell office:value-type="float" office:value="60133" calcext:value-type="float">
            <text:p>60133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30007" calcext:value-type="float">
            <text:p>130007</text:p>
          </table:table-cell>
          <table:table-cell office:value-type="float" office:value="69875" calcext:value-type="float">
            <text:p>69875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15]+[.B16])/([.B15]+[.B16]+[.B17]+[.B18])" office:value-type="float" office:value="0.973018586140214" calcext:value-type="float">
            <text:p>0.973018586140214</text:p>
          </table:table-cell>
          <table:table-cell table:formula="of:=([.C16]+[.C16])/([.C16]+[.C16]+[.C17]+[.C18])" office:value-type="float" office:value="0.632506232184368" calcext:value-type="float">
            <text:p>0.632506232184368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15]/([.B15]+[.B17])" office:value-type="float" office:value="0.105263157894737" calcext:value-type="float">
            <text:p>0.105263157894737</text:p>
          </table:table-cell>
          <table:table-cell table:formula="of:=[.C16]/([.C16]+[.C17])" office:value-type="float" office:value="0.999983370472611" calcext:value-type="float">
            <text:p>0.999983370472611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15]/([.B15]+[.B18])" office:value-type="float" office:value="0.0000153835503695898" calcext:value-type="float">
            <text:p>1.53835503695898E-05</text:p>
          </table:table-cell>
          <table:table-cell table:formula="of:=[.C16]/([.C16]+[.C18])" office:value-type="float" office:value="0.462533074887699" calcext:value-type="float">
            <text:p>0.462533074887699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20]*[.B21])/([.B20]+[.B21])" office:value-type="float" office:value="0.0000307626049773895" calcext:value-type="float">
            <text:p>3.07626049773895E-05</text:p>
          </table:table-cell>
          <table:table-cell table:formula="of:=(2*[.C20]*[.C21])/([.C20]+[.C21])" office:value-type="float" office:value="0.632506232184368" calcext:value-type="float">
            <text:p>0.632506232184368</text:p>
          </table:table-cell>
        </table:table-row>
        <table:table-row table:style-name="ro1">
          <table:table-cell table:number-columns-repeated="3"/>
        </table:table-row>
      </table:table>
      <table:table table:name="adaboost&lt;decision tree&gt;" table:style-name="ta1">
        <table:table-column table:style-name="co5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Výchozí</text:p>
          </table:table-cell>
          <table:table-cell/>
          <table:table-cell table:style-name="ce2"/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8861" calcext:value-type="float">
            <text:p>128861</text:p>
          </table:table-cell>
          <table:table-cell office:value-type="float" office:value="60404" calcext:value-type="float">
            <text:p>60404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606571" calcext:value-type="float">
            <text:p>4606571</text:p>
          </table:table-cell>
          <table:table-cell office:value-type="float" office:value="46541" calcext:value-type="float">
            <text:p>46541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82441" calcext:value-type="float">
            <text:p>82441</text:p>
          </table:table-cell>
          <table:table-cell office:value-type="float" office:value="13593" calcext:value-type="float">
            <text:p>13593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148" calcext:value-type="float">
            <text:p>1148</text:p>
          </table:table-cell>
          <table:table-cell office:value-type="float" office:value="9472" calcext:value-type="float">
            <text:p>9472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3]+[.B4])/([.B3]+[.B4]+[.B5]+[.B6])" office:value-type="float" office:value="0.982654360709364" calcext:value-type="float">
            <text:p>0.982654360709364</text:p>
          </table:table-cell>
          <table:table-cell table:formula="of:=([.C3]+[.C4])/([.C3]+[.C4]+[.C5]+[.C6])" office:value-type="float" office:value="0.822590569956157" calcext:value-type="float">
            <text:p>0.822590569956157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3]/([.B3]+[.B5])" office:value-type="float" office:value="0.609842784261389" calcext:value-type="float">
            <text:p>0.609842784261389</text:p>
          </table:table-cell>
          <table:table-cell table:formula="of:=[.C3]/([.C3]+[.C5])" office:value-type="float" office:value="0.816303363649878" calcext:value-type="float">
            <text:p>0.816303363649878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3]/([.B3]+[.B6])" office:value-type="float" office:value="0.991169842087855" calcext:value-type="float">
            <text:p>0.991169842087855</text:p>
          </table:table-cell>
          <table:table-cell table:formula="of:=[.C3]/([.C3]+[.C6])" office:value-type="float" office:value="0.86444558932967" calcext:value-type="float">
            <text:p>0.86444558932967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8]*[.B9])/([.B8]+[.B9])" office:value-type="float" office:value="0.755094327460879" calcext:value-type="float">
            <text:p>0.755094327460879</text:p>
          </table:table-cell>
          <table:table-cell table:formula="of:=(2*[.C8]*[.C9])/([.C8]+[.C9])" office:value-type="float" office:value="0.839684999965247" calcext:value-type="float">
            <text:p>0.83968499996524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axIterations: 200</text:p>
          </table:table-cell>
          <table:table-cell/>
          <table:table-cell table:style-name="ce2"/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8874" calcext:value-type="float">
            <text:p>128874</text:p>
          </table:table-cell>
          <table:table-cell office:value-type="float" office:value="60430" calcext:value-type="float">
            <text:p>60430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607130" calcext:value-type="float">
            <text:p>4607130</text:p>
          </table:table-cell>
          <table:table-cell office:value-type="float" office:value="46539" calcext:value-type="float">
            <text:p>46539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81882" calcext:value-type="float">
            <text:p>81882</text:p>
          </table:table-cell>
          <table:table-cell office:value-type="float" office:value="13595" calcext:value-type="float">
            <text:p>13595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135" calcext:value-type="float">
            <text:p>1135</text:p>
          </table:table-cell>
          <table:table-cell office:value-type="float" office:value="9446" calcext:value-type="float">
            <text:p>9446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15]+[.B16])/([.B15]+[.B16]+[.B17]+[.B18])" office:value-type="float" office:value="0.982773057017183" calcext:value-type="float">
            <text:p>0.982773057017183</text:p>
          </table:table-cell>
          <table:table-cell table:formula="of:=([.C15]+[.C16])/([.C15]+[.C16]+[.C17]+[.C18])" office:value-type="float" office:value="0.822775171140681" calcext:value-type="float">
            <text:p>0.822775171140681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15]/([.B15]+[.B17])" office:value-type="float" office:value="0.611484370551728" calcext:value-type="float">
            <text:p>0.611484370551728</text:p>
          </table:table-cell>
          <table:table-cell table:formula="of:=[.C15]/([.C15]+[.C17])" office:value-type="float" office:value="0.816345829111787" calcext:value-type="float">
            <text:p>0.816345829111787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15]/([.B15]+[.B18])" office:value-type="float" office:value="0.991269835165258" calcext:value-type="float">
            <text:p>0.991269835165258</text:p>
          </table:table-cell>
          <table:table-cell table:formula="of:=[.C15]/([.C15]+[.C18])" office:value-type="float" office:value="0.864817677027878" calcext:value-type="float">
            <text:p>0.864817677027878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20]*[.B21])/([.B20]+[.B21])" office:value-type="float" office:value="0.756380496823324" calcext:value-type="float">
            <text:p>0.756380496823324</text:p>
          </table:table-cell>
          <table:table-cell table:formula="of:=(2*[.C20]*[.C21])/([.C20]+[.C21])" office:value-type="float" office:value="0.839882975100938" calcext:value-type="float">
            <text:p>0.83988297510093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ecision tree maxDepth: 5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8156" calcext:value-type="float">
            <text:p>128156</text:p>
          </table:table-cell>
          <table:table-cell office:value-type="float" office:value="61590" calcext:value-type="float">
            <text:p>61590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604148" calcext:value-type="float">
            <text:p>4604148</text:p>
          </table:table-cell>
          <table:table-cell office:value-type="float" office:value="42756" calcext:value-type="float">
            <text:p>42756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84864" calcext:value-type="float">
            <text:p>84864</text:p>
          </table:table-cell>
          <table:table-cell office:value-type="float" office:value="17378" calcext:value-type="float">
            <text:p>17378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853" calcext:value-type="float">
            <text:p>1853</text:p>
          </table:table-cell>
          <table:table-cell office:value-type="float" office:value="8286" calcext:value-type="float">
            <text:p>8286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27]+[.B28])/([.B27]+[.B28]+[.B29]+[.B30])" office:value-type="float" office:value="0.98200526621486" calcext:value-type="float">
            <text:p>0.98200526621486</text:p>
          </table:table-cell>
          <table:table-cell table:formula="of:=([.C27]+[.C28])/([.C27]+[.C28]+[.C29]+[.C30])" office:value-type="float" office:value="0.802599800015383" calcext:value-type="float">
            <text:p>0.802599800015383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27]/([.B27]+[.B29])" office:value-type="float" office:value="0.601614871843019" calcext:value-type="float">
            <text:p>0.601614871843019</text:p>
          </table:table-cell>
          <table:table-cell table:formula="of:=[.C27]/([.C27]+[.C29])" office:value-type="float" office:value="0.779936176679161" calcext:value-type="float">
            <text:p>0.779936176679161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27]/([.B27]+[.B30])" office:value-type="float" office:value="0.985747140582575" calcext:value-type="float">
            <text:p>0.985747140582575</text:p>
          </table:table-cell>
          <table:table-cell table:formula="of:=[.C27]/([.C27]+[.C30])" office:value-type="float" office:value="0.881418512794092" calcext:value-type="float">
            <text:p>0.881418512794092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32]*[.B33])/([.B32]+[.B33])" office:value-type="float" office:value="0.747202131598203" calcext:value-type="float">
            <text:p>0.747202131598203</text:p>
          </table:table-cell>
          <table:table-cell table:formula="of:=(2*[.C32]*[.C33])/([.C32]+[.C33])" office:value-type="float" office:value="0.827577866759829" calcext:value-type="float">
            <text:p>0.82757786675982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ecision tree maxDepth: 1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8806" calcext:value-type="float">
            <text:p>128806</text:p>
          </table:table-cell>
          <table:table-cell office:value-type="float" office:value="60468" calcext:value-type="float">
            <text:p>60468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601941" calcext:value-type="float">
            <text:p>4601941</text:p>
          </table:table-cell>
          <table:table-cell office:value-type="float" office:value="46118" calcext:value-type="float">
            <text:p>46118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87074" calcext:value-type="float">
            <text:p>87074</text:p>
          </table:table-cell>
          <table:table-cell office:value-type="float" office:value="14016" calcext:value-type="float">
            <text:p>14016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203" calcext:value-type="float">
            <text:p>1203</text:p>
          </table:table-cell>
          <table:table-cell office:value-type="float" office:value="9408" calcext:value-type="float">
            <text:p>9408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39]+[.B40])/([.B39]+[.B40]+[.B41]+[.B42])" office:value-type="float" office:value="0.981681560415553" calcext:value-type="float">
            <text:p>0.981681560415553</text:p>
          </table:table-cell>
          <table:table-cell table:formula="of:=([.C39]+[.C40])/([.C39]+[.C40]+[.C41]+[.C42])" office:value-type="float" office:value="0.819829243904315" calcext:value-type="float">
            <text:p>0.819829243904315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39]/([.B39]+[.B41])" office:value-type="float" office:value="0.596655549379285" calcext:value-type="float">
            <text:p>0.596655549379285</text:p>
          </table:table-cell>
          <table:table-cell table:formula="of:=[.C39]/([.C39]+[.C41])" office:value-type="float" office:value="0.811825358466248" calcext:value-type="float">
            <text:p>0.811825358466248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39]/([.B39]+[.B42])" office:value-type="float" office:value="0.990746794452692" calcext:value-type="float">
            <text:p>0.990746794452692</text:p>
          </table:table-cell>
          <table:table-cell table:formula="of:=[.C39]/([.C39]+[.C42])" office:value-type="float" office:value="0.865361497509875" calcext:value-type="float">
            <text:p>0.865361497509875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44]*[.B45])/([.B44]+[.B45])" office:value-type="float" office:value="0.744782285646551" calcext:value-type="float">
            <text:p>0.744782285646551</text:p>
          </table:table-cell>
          <table:table-cell table:formula="of:=(2*[.C44]*[.C45])/([.C44]+[.C45])" office:value-type="float" office:value="0.837738985868662" calcext:value-type="float">
            <text:p>0.837738985868662</text:p>
          </table:table-cell>
        </table:table-row>
      </table:table>
      <table:table table:name="hoeffding tree" table:style-name="ta1">
        <table:table-column table:style-name="co6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Výchozí</text:p>
          </table:table-cell>
          <table:table-cell/>
          <table:table-cell table:style-name="ce2"/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7412" calcext:value-type="float">
            <text:p>127412</text:p>
          </table:table-cell>
          <table:table-cell office:value-type="float" office:value="59741" calcext:value-type="float">
            <text:p>59741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322405" calcext:value-type="float">
            <text:p>4322405</text:p>
          </table:table-cell>
          <table:table-cell office:value-type="float" office:value="45729" calcext:value-type="float">
            <text:p>45729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366607" calcext:value-type="float">
            <text:p>366607</text:p>
          </table:table-cell>
          <table:table-cell office:value-type="float" office:value="14405" calcext:value-type="float">
            <text:p>14405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2597" calcext:value-type="float">
            <text:p>2597</text:p>
          </table:table-cell>
          <table:table-cell office:value-type="float" office:value="10135" calcext:value-type="float">
            <text:p>10135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3]+[.B4])/([.B3]+[.B4]+[.B5]+[.B6])" office:value-type="float" office:value="0.923386098545742" calcext:value-type="float">
            <text:p>0.923386098545742</text:p>
          </table:table-cell>
          <table:table-cell table:formula="of:=([.C3]+[.C4])/([.C3]+[.C4]+[.C5]+[.C6])" office:value-type="float" office:value="0.811245288823937" calcext:value-type="float">
            <text:p>0.811245288823937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3]/([.B3]+[.B5])" office:value-type="float" office:value="0.257909108758975" calcext:value-type="float">
            <text:p>0.257909108758975</text:p>
          </table:table-cell>
          <table:table-cell table:formula="of:=[.C3]/([.C3]+[.C5])" office:value-type="float" office:value="0.80572114476843" calcext:value-type="float">
            <text:p>0.80572114476843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3]/([.B3]+[.B6])" office:value-type="float" office:value="0.980024459845088" calcext:value-type="float">
            <text:p>0.980024459845088</text:p>
          </table:table-cell>
          <table:table-cell table:formula="of:=[.C3]/([.C3]+[.C6])" office:value-type="float" office:value="0.854957353025359" calcext:value-type="float">
            <text:p>0.854957353025359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8]*[.B9])/([.B8]+[.B9])" office:value-type="float" office:value="0.408353471318595" calcext:value-type="float">
            <text:p>0.408353471318595</text:p>
          </table:table-cell>
          <table:table-cell table:formula="of:=(2*[.C8]*[.C9])/([.C8]+[.C9])" office:value-type="float" office:value="0.829609365235867" calcext:value-type="float">
            <text:p>0.82960936523586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Větší míra rozdělování uzlů</text:p>
          </table:table-cell>
          <table:table-cell/>
          <table:table-cell table:style-name="ce2"/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7424" calcext:value-type="float">
            <text:p>127424</text:p>
          </table:table-cell>
          <table:table-cell office:value-type="float" office:value="59740" calcext:value-type="float">
            <text:p>59740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322218" calcext:value-type="float">
            <text:p>4322218</text:p>
          </table:table-cell>
          <table:table-cell office:value-type="float" office:value="45730" calcext:value-type="float">
            <text:p>45730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366794" calcext:value-type="float">
            <text:p>366794</text:p>
          </table:table-cell>
          <table:table-cell office:value-type="float" office:value="14404" calcext:value-type="float">
            <text:p>14404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2585" calcext:value-type="float">
            <text:p>2585</text:p>
          </table:table-cell>
          <table:table-cell office:value-type="float" office:value="10136" calcext:value-type="float">
            <text:p>10136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15]+[.B16])/([.B15]+[.B16]+[.B17]+[.B18])" office:value-type="float" office:value="0.923349784115902" calcext:value-type="float">
            <text:p>0.923349784115902</text:p>
          </table:table-cell>
          <table:table-cell table:formula="of:=([.C15]+[.C16])/([.C15]+[.C16]+[.C17]+[.C18])" office:value-type="float" office:value="0.811245288823937" calcext:value-type="float">
            <text:p>0.811245288823937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15]/([.B15]+[.B17])" office:value-type="float" office:value="0.257829540809926" calcext:value-type="float">
            <text:p>0.257829540809926</text:p>
          </table:table-cell>
          <table:table-cell table:formula="of:=[.C15]/([.C15]+[.C17])" office:value-type="float" office:value="0.805729391454467" calcext:value-type="float">
            <text:p>0.805729391454467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15]/([.B15]+[.B18])" office:value-type="float" office:value="0.980116761147305" calcext:value-type="float">
            <text:p>0.980116761147305</text:p>
          </table:table-cell>
          <table:table-cell table:formula="of:=[.C15]/([.C15]+[.C18])" office:value-type="float" office:value="0.854943041960044" calcext:value-type="float">
            <text:p>0.854943041960044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20]*[.B21])/([.B20]+[.B21])" office:value-type="float" office:value="0.408261738117704" calcext:value-type="float">
            <text:p>0.408261738117704</text:p>
          </table:table-cell>
          <table:table-cell table:formula="of:=(2*[.C20]*[.C21])/([.C20]+[.C21])" office:value-type="float" office:value="0.829606999027913" calcext:value-type="float">
            <text:p>0.82960699902791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Větší přesnost, ale menší míra rozdělování uzlů</text:p>
          </table:table-cell>
          <table:table-cell/>
          <table:table-cell table:style-name="ce2"/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6884" calcext:value-type="float">
            <text:p>126884</text:p>
          </table:table-cell>
          <table:table-cell office:value-type="float" office:value="59016" calcext:value-type="float">
            <text:p>59016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326916" calcext:value-type="float">
            <text:p>4326916</text:p>
          </table:table-cell>
          <table:table-cell office:value-type="float" office:value="45297" calcext:value-type="float">
            <text:p>45297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362096" calcext:value-type="float">
            <text:p>362096</text:p>
          </table:table-cell>
          <table:table-cell office:value-type="float" office:value="14837" calcext:value-type="float">
            <text:p>14837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3125" calcext:value-type="float">
            <text:p>3125</text:p>
          </table:table-cell>
          <table:table-cell office:value-type="float" office:value="10860" calcext:value-type="float">
            <text:p>10860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27]+[.B28])/([.B27]+[.B28]+[.B29]+[.B30])" office:value-type="float" office:value="0.924212614968891" calcext:value-type="float">
            <text:p>0.924212614968891</text:p>
          </table:table-cell>
          <table:table-cell table:formula="of:=([.C27]+[.C28])/([.C27]+[.C28]+[.C29]+[.C30])" office:value-type="float" office:value="0.802345973386663" calcext:value-type="float">
            <text:p>0.802345973386663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27]/([.B27]+[.B29])" office:value-type="float" office:value="0.259487095586732" calcext:value-type="float">
            <text:p>0.259487095586732</text:p>
          </table:table-cell>
          <table:table-cell table:formula="of:=[.C27]/([.C27]+[.C29])" office:value-type="float" office:value="0.799100916685849" calcext:value-type="float">
            <text:p>0.799100916685849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27]/([.B27]+[.B30])" office:value-type="float" office:value="0.975963202547516" calcext:value-type="float">
            <text:p>0.975963202547516</text:p>
          </table:table-cell>
          <table:table-cell table:formula="of:=[.C27]/([.C27]+[.C30])" office:value-type="float" office:value="0.844581830671475" calcext:value-type="float">
            <text:p>0.844581830671475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32]*[.B33])/([.B32]+[.B33])" office:value-type="float" office:value="0.409971744247475" calcext:value-type="float">
            <text:p>0.409971744247475</text:p>
          </table:table-cell>
          <table:table-cell table:formula="of:=(2*[.C32]*[.C33])/([.C32]+[.C33])" office:value-type="float" office:value="0.82121214229557" calcext:value-type="float">
            <text:p>0.8212121422955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Kompromis</text:p>
          </table:table-cell>
          <table:table-cell/>
          <table:table-cell table:style-name="ce2"/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7322" calcext:value-type="float">
            <text:p>127322</text:p>
          </table:table-cell>
          <table:table-cell office:value-type="float" office:value="59645" calcext:value-type="float">
            <text:p>59645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320533" calcext:value-type="float">
            <text:p>4320533</text:p>
          </table:table-cell>
          <table:table-cell office:value-type="float" office:value="45567" calcext:value-type="float">
            <text:p>45567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368479" calcext:value-type="float">
            <text:p>368479</text:p>
          </table:table-cell>
          <table:table-cell office:value-type="float" office:value="14567" calcext:value-type="float">
            <text:p>14567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2687" calcext:value-type="float">
            <text:p>2687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39]+[.B41])/([.B39]+[.B41]+[.B41]+[.B42])" office:value-type="float" office:value="0.571879898542851" calcext:value-type="float">
            <text:p>0.571879898542851</text:p>
          </table:table-cell>
          <table:table-cell table:formula="of:=([.C39]+[.C40])/([.C39]+[.C40]+[.C41]+[.C42])" office:value-type="float" office:value="0.809260826090301" calcext:value-type="float">
            <text:p>0.809260826090301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39]/([.B39]+[.B41])" office:value-type="float" office:value="0.256800611535677" calcext:value-type="float">
            <text:p>0.256800611535677</text:p>
          </table:table-cell>
          <table:table-cell table:formula="of:=[.C39]/([.C39]+[.C41])" office:value-type="float" office:value="0.803710990136366" calcext:value-type="float">
            <text:p>0.803710990136366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39]/([.B39]+[.B42])" office:value-type="float" office:value="0.979332200078456" calcext:value-type="float">
            <text:p>0.979332200078456</text:p>
          </table:table-cell>
          <table:table-cell table:formula="of:=[.C39]/([.C39]+[.C42])" office:value-type="float" office:value="0.853583490755052" calcext:value-type="float">
            <text:p>0.853583490755052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44]*[.B45])/([.B44]+[.B45])" office:value-type="float" office:value="0.406903053642479" calcext:value-type="float">
            <text:p>0.406903053642479</text:p>
          </table:table-cell>
          <table:table-cell table:formula="of:=(2*[.C44]*[.C45])/([.C44]+[.C45])" office:value-type="float" office:value="0.827896840819499" calcext:value-type="float">
            <text:p>0.827896840819499</text:p>
          </table:table-cell>
        </table:table-row>
      </table:table>
      <table:table table:name="linear SVM" table:style-name="ta1">
        <table:table-column table:style-name="co7" table:default-cell-style-name="ce1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ambda: 0.0001</text:p>
          </table:table-cell>
          <table:table-cell/>
          <table:table-cell table:style-name="ce2"/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5365" calcext:value-type="float">
            <text:p>53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678259" calcext:value-type="float">
            <text:p>4678259</text:p>
          </table:table-cell>
          <table:table-cell office:value-type="float" office:value="60127" calcext:value-type="float">
            <text:p>60127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10753" calcext:value-type="float">
            <text:p>107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24644" calcext:value-type="float">
            <text:p>124644</text:p>
          </table:table-cell>
          <table:table-cell office:value-type="float" office:value="69871" calcext:value-type="float">
            <text:p>69871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3]+[.B4])/([.B3]+[.B4]+[.B5]+[.B6])" office:value-type="float" office:value="0.971903629388625" calcext:value-type="float">
            <text:p>0.971903629388625</text:p>
          </table:table-cell>
          <table:table-cell table:formula="of:=([.C3]+[.C4])/([.C3]+[.C4]+[.C5]+[.C6])" office:value-type="float" office:value="0.462518267825552" calcext:value-type="float">
            <text:p>0.462518267825552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3]/([.B3]+[.B5])" office:value-type="float" office:value="0.33285767464946" calcext:value-type="float">
            <text:p>0.33285767464946</text:p>
          </table:table-cell>
          <table:table-cell table:formula="of:=[.C3]/([.C3]+[.C5])"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3]/([.B3]+[.B6])" office:value-type="float" office:value="0.0412663738664246" calcext:value-type="float">
            <text:p>0.0412663738664246</text:p>
          </table:table-cell>
          <table:table-cell table:formula="of:=[.C3]/([.C3]+[.C6])" office:value-type="float" office:value="0.0000715553265785105" calcext:value-type="float">
            <text:p>7.15553265785105E-05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8]*[.B9])/([.B8]+[.B9])" office:value-type="float" office:value="0.0734292772725095" calcext:value-type="float">
            <text:p>0.0734292772725095</text:p>
          </table:table-cell>
          <table:table-cell table:formula="of:=(2*[.C8]*[.C9])/([.C8]+[.C9])" office:value-type="float" office:value="0.000143086080586081" calcext:value-type="float">
            <text:p>0.00014308608058608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Lambda: 0.01</text:p>
          </table:table-cell>
          <table:table-cell/>
          <table:table-cell table:style-name="ce2"/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5365" calcext:value-type="float">
            <text:p>53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678259" calcext:value-type="float">
            <text:p>4678259</text:p>
          </table:table-cell>
          <table:table-cell office:value-type="float" office:value="60127" calcext:value-type="float">
            <text:p>60127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10753" calcext:value-type="float">
            <text:p>107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24644" calcext:value-type="float">
            <text:p>124644</text:p>
          </table:table-cell>
          <table:table-cell office:value-type="float" office:value="69871" calcext:value-type="float">
            <text:p>69871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16]+[.B17])/([.B16]+[.B17]+[.B18]+[.B19])" office:value-type="float" office:value="0.971903629388625" calcext:value-type="float">
            <text:p>0.971903629388625</text:p>
          </table:table-cell>
          <table:table-cell table:formula="of:=([.C16]+[.C17])/([.C16]+[.C17]+[.C18]+[.C19])" office:value-type="float" office:value="0.462518267825552" calcext:value-type="float">
            <text:p>0.462518267825552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16]/([.B16]+[.B18])" office:value-type="float" office:value="0.33285767464946" calcext:value-type="float">
            <text:p>0.33285767464946</text:p>
          </table:table-cell>
          <table:table-cell table:formula="of:=[.C16]/([.C16]+[.C18])"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16]/([.B16]+[.B19])" office:value-type="float" office:value="0.0412663738664246" calcext:value-type="float">
            <text:p>0.0412663738664246</text:p>
          </table:table-cell>
          <table:table-cell table:formula="of:=[.C16]/([.C16]+[.C19])" office:value-type="float" office:value="0.0000715553265785105" calcext:value-type="float">
            <text:p>7.15553265785105E-05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21]*[.B22])/([.B21]+[.B22])" office:value-type="float" office:value="0.0734292772725095" calcext:value-type="float">
            <text:p>0.0734292772725095</text:p>
          </table:table-cell>
          <table:table-cell table:formula="of:=(2*[.C21]*[.C22])/([.C21]+[.C22])" office:value-type="float" office:value="0.000143086080586081" calcext:value-type="float">
            <text:p>0.00014308608058608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Lambda: 0.1</text:p>
          </table:table-cell>
          <table:table-cell/>
          <table:table-cell table:style-name="ce2"/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5902" calcext:value-type="float">
            <text:p>5902</text:p>
          </table:table-cell>
          <table:table-cell office:value-type="float" office:value="69875" calcext:value-type="float">
            <text:p>69875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667926" calcext:value-type="float">
            <text:p>4667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21086" calcext:value-type="float">
            <text:p>21086</text:p>
          </table:table-cell>
          <table:table-cell office:value-type="float" office:value="60133" calcext:value-type="float">
            <text:p>60133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24107" calcext:value-type="float">
            <text:p>124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29]+[.B30])/([.B29]+[.B30]+[.B31]+[.B32])" office:value-type="float" office:value="0.969870851361719" calcext:value-type="float">
            <text:p>0.969870851361719</text:p>
          </table:table-cell>
          <table:table-cell table:formula="of:=([.C29]+[.C30])/([.C29]+[.C30]+[.C31]+[.C32])" office:value-type="float" office:value="0.537466348742404" calcext:value-type="float">
            <text:p>0.537466348742404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29]/([.B29]+[.B31])" office:value-type="float" office:value="0.21868978805395" calcext:value-type="float">
            <text:p>0.21868978805395</text:p>
          </table:table-cell>
          <table:table-cell table:formula="of:=[.C29]/([.C29]+[.C31])" office:value-type="float" office:value="0.537466925112301" calcext:value-type="float">
            <text:p>0.537466925112301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29]/([.B29]+[.B32])" office:value-type="float" office:value="0.0453968571406595" calcext:value-type="float">
            <text:p>0.0453968571406595</text:p>
          </table:table-cell>
          <table:table-cell table:formula="of:=[.C29]/([.C29]+[.C32])" office:value-type="float" office:value="0.999985688934684" calcext:value-type="float">
            <text:p>0.999985688934684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34]*[.B35])/([.B34]+[.B35])" office:value-type="float" office:value="0.0751861500538227" calcext:value-type="float">
            <text:p>0.0751861500538227</text:p>
          </table:table-cell>
          <table:table-cell table:formula="of:=(2*[.C34]*[.C35])/([.C34]+[.C35])" office:value-type="float" office:value="0.699155510195914" calcext:value-type="float">
            <text:p>0.699155510195914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Lambda: 1.0</text:p>
          </table:table-cell>
          <table:table-cell/>
          <table:table-cell table:style-name="ce2"/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3617" calcext:value-type="float">
            <text:p>123617</text:p>
          </table:table-cell>
          <table:table-cell office:value-type="float" office:value="64445" calcext:value-type="float">
            <text:p>64445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1159043" calcext:value-type="float">
            <text:p>1159043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3529969" calcext:value-type="float">
            <text:p>3529969</text:p>
          </table:table-cell>
          <table:table-cell office:value-type="float" office:value="45134" calcext:value-type="float">
            <text:p>45134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6392" calcext:value-type="float">
            <text:p>6392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42]+[.B43])/([.B42]+[.B43]+[.B44]+[.B45])" office:value-type="float" office:value="0.266166094731689" calcext:value-type="float">
            <text:p>0.266166094731689</text:p>
          </table:table-cell>
          <table:table-cell table:formula="of:=([.C42]+[.C43])/([.C42]+[.C43]+[.C44]+[.C45])" office:value-type="float" office:value="0.611068379355434" calcext:value-type="float">
            <text:p>0.611068379355434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42]/([.B42]+[.B44])" office:value-type="float" office:value="0.0338344300640521" calcext:value-type="float">
            <text:p>0.0338344300640521</text:p>
          </table:table-cell>
          <table:table-cell table:formula="of:=[.C42]/([.C42]+[.C44])" office:value-type="float" office:value="0.58811451099207" calcext:value-type="float">
            <text:p>0.58811451099207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42]/([.B42]+[.B45])" office:value-type="float" office:value="0.950834173018791" calcext:value-type="float">
            <text:p>0.950834173018791</text:p>
          </table:table-cell>
          <table:table-cell table:formula="of:=[.C42]/([.C42]+[.C45])" office:value-type="float" office:value="0.922276604270422" calcext:value-type="float">
            <text:p>0.922276604270422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47]*[.B48])/([.B47]+[.B48])" office:value-type="float" office:value="0.0653436744683297" calcext:value-type="float">
            <text:p>0.0653436744683297</text:p>
          </table:table-cell>
          <table:table-cell table:formula="of:=(2*[.C47]*[.C48])/([.C47]+[.C48])" office:value-type="float" office:value="0.718230196985317" calcext:value-type="float">
            <text:p>0.718230196985317</text:p>
          </table:table-cell>
        </table:table-row>
      </table:table>
      <table:table table:name="naive Bayes" table:style-name="ta1">
        <table:table-column table:style-name="co3" table:default-cell-style-name="ce1"/>
        <table:table-column table:style-name="co3" table:number-columns-repeated="2" table:default-cell-style-name="Default"/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6267" calcext:value-type="float">
            <text:p>126267</text:p>
          </table:table-cell>
          <table:table-cell office:value-type="float" office:value="65728" calcext:value-type="float">
            <text:p>65728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2627432" calcext:value-type="float">
            <text:p>2627432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2061580" calcext:value-type="float">
            <text:p>2061580</text:p>
          </table:table-cell>
          <table:table-cell office:value-type="float" office:value="56725" calcext:value-type="float">
            <text:p>56725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3742" calcext:value-type="float">
            <text:p>3742</text:p>
          </table:table-cell>
          <table:table-cell office:value-type="float" office:value="4148" calcext:value-type="float">
            <text:p>4148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2]+[.B3])/([.B2]+[.B3]+[.B4]+[.B5])" office:value-type="float" office:value="0.57142290934196" calcext:value-type="float">
            <text:p>0.57142290934196</text:p>
          </table:table-cell>
          <table:table-cell table:formula="of:=([.C2]+[.C3])/([.C2]+[.C3]+[.C4]+[.C5])" office:value-type="float" office:value="0.531782170602261" calcext:value-type="float">
            <text:p>0.531782170602261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2]/([.B2]+[.B4])" office:value-type="float" office:value="0.0577129022276238" calcext:value-type="float">
            <text:p>0.0577129022276238</text:p>
          </table:table-cell>
          <table:table-cell table:formula="of:=[.C2]/([.C2]+[.C4])" office:value-type="float" office:value="0.536761043012421" calcext:value-type="float">
            <text:p>0.536761043012421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2]/([.B2]+[.B5])" office:value-type="float" office:value="0.971217377258497" calcext:value-type="float">
            <text:p>0.971217377258497</text:p>
          </table:table-cell>
          <table:table-cell table:formula="of:=[.C2]/([.C2]+[.C5])" office:value-type="float" office:value="0.940637701070468" calcext:value-type="float">
            <text:p>0.940637701070468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7]*[.B8])/([.B7]+[.B8])" office:value-type="float" office:value="0.10895154832742" calcext:value-type="float">
            <text:p>0.10895154832742</text:p>
          </table:table-cell>
          <table:table-cell table:formula="of:=(2*[.C7]*[.C8])/([.C7]+[.C8])" office:value-type="float" office:value="0.683495468702068" calcext:value-type="float">
            <text:p>0.683495468702068</text:p>
          </table:table-cell>
        </table:table-row>
      </table:table>
      <table:table table:name="perceptron" table:style-name="ta1">
        <table:table-column table:style-name="co3" table:default-cell-style-name="ce1"/>
        <table:table-column table:style-name="co3" table:number-columns-repeated="2" table:default-cell-style-name="Default"/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9911" calcext:value-type="float">
            <text:p>129911</text:p>
          </table:table-cell>
          <table:table-cell office:value-type="float" office:value="69731" calcext:value-type="float">
            <text:p>69731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566" calcext:value-type="float">
            <text:p>456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4684446" calcext:value-type="float">
            <text:p>4684446</text:p>
          </table:table-cell>
          <table:table-cell office:value-type="float" office:value="60075" calcext:value-type="float">
            <text:p>60075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98" calcext:value-type="float">
            <text:p>9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2]+[.B3])/([.B2]+[.B3]+[.B4]+[.B5])" office:value-type="float" office:value="0.0279054604659328" calcext:value-type="float">
            <text:p>0.0279054604659328</text:p>
          </table:table-cell>
          <table:table-cell table:formula="of:=([.C2]+[.C3])/([.C2]+[.C3]+[.C4]+[.C5])" office:value-type="float" office:value="0.536804861164526" calcext:value-type="float">
            <text:p>0.536804861164526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2]/([.B2]+[.B4])" office:value-type="float" office:value="0.0269840811555936" calcext:value-type="float">
            <text:p>0.0269840811555936</text:p>
          </table:table-cell>
          <table:table-cell table:formula="of:=[.C2]/([.C2]+[.C4])" office:value-type="float" office:value="0.537193966380599" calcext:value-type="float">
            <text:p>0.537193966380599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2]/([.B2]+[.B5])" office:value-type="float" office:value="0.99924620603189" calcext:value-type="float">
            <text:p>0.99924620603189</text:p>
          </table:table-cell>
          <table:table-cell table:formula="of:=[.C2]/([.C2]+[.C5])" office:value-type="float" office:value="0.997924895529223" calcext:value-type="float">
            <text:p>0.997924895529223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7]*[.B8])/([.B7]+[.B8])" office:value-type="float" office:value="0.0525491033633028" calcext:value-type="float">
            <text:p>0.0525491033633028</text:p>
          </table:table-cell>
          <table:table-cell table:formula="of:=(2*[.C7]*[.C8])/([.C7]+[.C8])" office:value-type="float" office:value="0.698420488576837" calcext:value-type="float">
            <text:p>0.698420488576837</text:p>
          </table:table-cell>
        </table:table-row>
      </table:table>
      <table:table table:name="random forest" table:style-name="ta1">
        <table:table-column table:style-name="co8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Výchozí</text:p>
          </table:table-cell>
          <table:table-cell/>
          <table:table-cell table:style-name="ce2"/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8731" calcext:value-type="float">
            <text:p>128731</text:p>
          </table:table-cell>
          <table:table-cell office:value-type="float" office:value="61968" calcext:value-type="float">
            <text:p>61968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509205" calcext:value-type="float">
            <text:p>4509205</text:p>
          </table:table-cell>
          <table:table-cell office:value-type="float" office:value="45187" calcext:value-type="float">
            <text:p>45187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179807" calcext:value-type="float">
            <text:p>179807</text:p>
          </table:table-cell>
          <table:table-cell office:value-type="float" office:value="14947" calcext:value-type="float">
            <text:p>14947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278" calcext:value-type="float">
            <text:p>1278</text:p>
          </table:table-cell>
          <table:table-cell office:value-type="float" office:value="7908" calcext:value-type="float">
            <text:p>7908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3]+[.B4])/([.B3]+[.B4]+[.B5]+[.B6])" office:value-type="float" office:value="0.962422865557133" calcext:value-type="float">
            <text:p>0.962422865557133</text:p>
          </table:table-cell>
          <table:table-cell table:formula="of:=([.C3]+[.C4])/([.C3]+[.C4]+[.C5]+[.C6])" office:value-type="float" office:value="0.824205830320745" calcext:value-type="float">
            <text:p>0.824205830320745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3]/([.B3]+[.B5])" office:value-type="float" office:value="0.417228996104208" calcext:value-type="float">
            <text:p>0.417228996104208</text:p>
          </table:table-cell>
          <table:table-cell table:formula="of:=[.C3]/([.C3]+[.C5])" office:value-type="float" office:value="0.805668595202496" calcext:value-type="float">
            <text:p>0.805668595202496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3]/([.B3]+[.B6])" office:value-type="float" office:value="0.990169911313832" calcext:value-type="float">
            <text:p>0.990169911313832</text:p>
          </table:table-cell>
          <table:table-cell table:formula="of:=[.C3]/([.C3]+[.C6])" office:value-type="float" office:value="0.886828095483428" calcext:value-type="float">
            <text:p>0.886828095483428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8]*[.B9])/([.B8]+[.B9])" office:value-type="float" office:value="0.587079606062748" calcext:value-type="float">
            <text:p>0.587079606062748</text:p>
          </table:table-cell>
          <table:table-cell table:formula="of:=(2*[.C8]*[.C9])/([.C8]+[.C9])" office:value-type="float" office:value="0.844302443610303" calcext:value-type="float">
            <text:p>0.84430244361030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umTrees: 5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8787" calcext:value-type="float">
            <text:p>128787</text:p>
          </table:table-cell>
          <table:table-cell office:value-type="float" office:value="62278" calcext:value-type="float">
            <text:p>62278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497024" calcext:value-type="float">
            <text:p>4497024</text:p>
          </table:table-cell>
          <table:table-cell office:value-type="float" office:value="45394" calcext:value-type="float">
            <text:p>45394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191988" calcext:value-type="float">
            <text:p>191988</text:p>
          </table:table-cell>
          <table:table-cell office:value-type="float" office:value="14740" calcext:value-type="float">
            <text:p>14740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222" calcext:value-type="float">
            <text:p>1222</text:p>
          </table:table-cell>
          <table:table-cell office:value-type="float" office:value="7598" calcext:value-type="float">
            <text:p>7598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15]+[.B16])/([.B15]+[.B16]+[.B17]+[.B18])" office:value-type="float" office:value="0.959906794346819" calcext:value-type="float">
            <text:p>0.959906794346819</text:p>
          </table:table-cell>
          <table:table-cell table:formula="of:=([.C27]+[.C16])/([.C27]+[.C16]+[.C30]+[.C30])" office:value-type="float" office:value="0.884297250465884" calcext:value-type="float">
            <text:p>0.884297250465884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15]/([.B15]+[.B17])" office:value-type="float" office:value="0.401487023614683" calcext:value-type="float">
            <text:p>0.401487023614683</text:p>
          </table:table-cell>
          <table:table-cell table:formula="of:=[.C27]/([.C27]+[.C30])" office:value-type="float" office:value="0.898706279695461" calcext:value-type="float">
            <text:p>0.898706279695461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15]/([.B15]+[.B18])" office:value-type="float" office:value="0.990600650724181" calcext:value-type="float">
            <text:p>0.990600650724181</text:p>
          </table:table-cell>
          <table:table-cell table:formula="of:=[.C27]/([.C27]+[.C30])" office:value-type="float" office:value="0.898706279695461" calcext:value-type="float">
            <text:p>0.898706279695461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20]*[.B21])/([.B20]+[.B21])" office:value-type="float" office:value="0.571391176261802" calcext:value-type="float">
            <text:p>0.571391176261802</text:p>
          </table:table-cell>
          <table:table-cell table:formula="of:=(2*[.C20]*[.C21])/([.C20]+[.C21])" office:value-type="float" office:value="0.898706279695461" calcext:value-type="float">
            <text:p>0.89870627969546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umTrees: 10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8766" calcext:value-type="float">
            <text:p>128766</text:p>
          </table:table-cell>
          <table:table-cell office:value-type="float" office:value="62798" calcext:value-type="float">
            <text:p>62798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509975" calcext:value-type="float">
            <text:p>4509975</text:p>
          </table:table-cell>
          <table:table-cell office:value-type="float" office:value="45399" calcext:value-type="float">
            <text:p>45399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179037" calcext:value-type="float">
            <text:p>179037</text:p>
          </table:table-cell>
          <table:table-cell office:value-type="float" office:value="14735" calcext:value-type="float">
            <text:p>14735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233" calcext:value-type="float">
            <text:p>1233</text:p>
          </table:table-cell>
          <table:table-cell office:value-type="float" office:value="7078" calcext:value-type="float">
            <text:p>7078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27]+[.B28])/([.B27]+[.B28]+[.B29]+[.B30])" office:value-type="float" office:value="0.962591909418758" calcext:value-type="float">
            <text:p>0.962591909418758</text:p>
          </table:table-cell>
          <table:table-cell table:formula="of:=([.C27]+[.C28])/([.C27]+[.C28]+[.C29]+[.C30])" office:value-type="float" office:value="0.832220598415507" calcext:value-type="float">
            <text:p>0.832220598415507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27]/([.B27]+[.B29])" office:value-type="float" office:value="0.418339002543835" calcext:value-type="float">
            <text:p>0.418339002543835</text:p>
          </table:table-cell>
          <table:table-cell table:formula="of:=[.C27]/([.C27]+[.C29])" office:value-type="float" office:value="0.809951891452672" calcext:value-type="float">
            <text:p>0.809951891452672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27]/([.B27]+[.B30])" office:value-type="float" office:value="0.990515311656244" calcext:value-type="float">
            <text:p>0.990515311656244</text:p>
          </table:table-cell>
          <table:table-cell table:formula="of:=[.C27]/([.C27]+[.C30])" office:value-type="float" office:value="0.898706279695461" calcext:value-type="float">
            <text:p>0.898706279695461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32]*[.B33])/([.B32]+[.B33])" office:value-type="float" office:value="0.588238518782463" calcext:value-type="float">
            <text:p>0.588238518782463</text:p>
          </table:table-cell>
          <table:table-cell table:formula="of:=(2*[.C32]*[.C33])/([.C32]+[.C33])" office:value-type="float" office:value="0.85202396054515" calcext:value-type="float">
            <text:p>0.852023960545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 style:data-style-name="N2" text:time-value="12:40:40.1922028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4:08:04.769468698</meta:creation-date>
    <dc:date>2025-04-05T12:51:04.727854586</dc:date>
    <meta:editing-duration>P2DT13H41M1S</meta:editing-duration>
    <meta:editing-cycles>25</meta:editing-cycles>
    <meta:generator>LibreOffice/24.2.7.2$Linux_X86_64 LibreOffice_project/420$Build-2</meta:generator>
    <meta:document-statistic meta:table-count="8" meta:cell-count="592" meta:object-count="0"/>
  </office:meta>
</office:document-meta>
</file>